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IS</text:p>
      <text:p text:style-name="Standard"/>
      <text:p text:style-name="Standard">Użytkownik, który chce wypożyczyć towar wrzuca towar do aplikacji. Daje jego krótki opis, jak nazwa towaru, kiedy i na jaki okres chce go wypożyczyć, za jaką cenę chce go wypożyczyć itd. Osoba pożyczająca dany towar szuka go w spisie towarów na stronie. Wybiera jeden z nich i go pożycza. System posiada historię wypożyczeń, wie kto wypożyczył od kogo i na ile. </text:p>
      <text:p text:style-name="Standard"/>
      <text:p text:style-name="Standard"/>
      <text:p text:style-name="P1">WYMAGANIA FUNKC.</text:p>
      <text:p text:style-name="P1"/>
      <text:list xml:id="list30614101" text:style-name="L1">
        <text:list-item>
          <text:p text:style-name="P3">Możliwość dodawania towaru</text:p>
        </text:list-item>
        <text:list-item>
          <text:p text:style-name="P3">Wyszukiwanie towaru i jego rezerwacja</text:p>
        </text:list-item>
        <text:list-item>
          <text:p text:style-name="P3">Uaktualnienie oferty</text:p>
        </text:list-item>
      </text:list>
      <text:p text:style-name="P2"/>
      <text:p text:style-name="P2"/>
      <text:p text:style-name="P4">Użytkownik:</text:p>
      <text:p text:style-name="P2"/>
      <text:p text:style-name="P2">rejestracja w nije: dane kontaktowe, imie, nazwisko, </text:p>
      <text:p text:style-name="P2">logowanie</text:p>
      <text:p text:style-name="P2">wyszukiwanie;przegląanie po kategoriach</text:p>
      <text:p text:style-name="P2">Obejrzenie profilu innych osób, przejrzenie ich ocen i obecnych ofert</text:p>
      <text:p text:style-name="P2">Informacja o swoich wypożyczeniach i pożyczeniach</text:p>
      <text:p text:style-name="P2">Może zgłosić ofertę niezgodną z regulaminem</text:p>
      <text:p text:style-name="P2"/>
      <text:p text:style-name="P2">Użytkownik wybiera dany towar i klkka jego rezerwacje. Osoba, która wypożycza otrzymuje informację, że ktoś chce dany towar pożyczyć. Widzi jego profil, oceny. Wybiera jedną osobę z listy(jak się wiecej zglosi) i zatwierdza. Towar znika z listy wyszukiwania i pojawia się w profilu obu użytkownik jako towar aktualnie wypożyczony. </text:p>
      <text:p text:style-name="P2"/>
      <text:p text:style-name="P2">Wystawianie ocen dla użytkownika po okresie wypożyczenia. </text:p>
      <text:p text:style-name="P2"/>
      <text:p text:style-name="P2"/>
      <text:p text:style-name="P4">Administrator:</text:p>
      <text:p text:style-name="P2"/>
      <text:p text:style-name="P2">logowanie</text:p>
      <text:p text:style-name="P2">usuwanie ofert</text:p>
      <text:p text:style-name="P2">blokowanie użytkowników i odblokowywanie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8M18S</meta:editing-duration>
    <meta:editing-cycles>26</meta:editing-cycles>
    <meta:generator>OpenOffice.org/3.3$Win32 OpenOffice.org_project/330m20$Build-9567</meta:generator>
    <dc:date>2014-10-07T11:12:09.46</dc:date>
    <dc:creator>Admin haus</dc:creator>
    <meta:document-statistic meta:table-count="0" meta:image-count="0" meta:object-count="0" meta:page-count="1" meta:paragraph-count="19" meta:word-count="175" meta:character-count="1207"/>
    <meta:user-defined meta:name="Info 1"/>
    <meta:user-defined meta:name="Info 2"/>
    <meta:user-defined meta:name="Info 3"/>
    <meta:user-defined meta:name="Info 4"/>
  </office:meta>
</office:document-meta>
</file>